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Marku,</text:p>
      <text:p text:style-name="Normal">v tomto svátku lásky mi dovol, abych ti vyjádřila, jak nesmírně zvláštní to pro mne je, že sdílíme andělské číslo 8. Je to jako by nás spojovala neviditelná nit, vedena samotným Razielem, která nám pomáhá rozluštit šifry naší společné cesty. Cítím, jak nám náš společný andělský strážce propůjčuje sílu poznat to, co zůstává skryté před zraky ostatních, a jak nám dává dar vidět svět jinýma očima. Ať nám tato cesta přináší hluboké porozumění a společné okamžiky, které jsou tak kouzelné, jak je jen možné.</text:p>
      <text:p text:style-name="Normal">Ve světle našeho andělského čísla a pod ochrannými křídly Raziele věřím, že nás čekají neobyčejně bohaté a plodné zážitky. Ať nás tento valentýnský den nasměruje k tomu, abychom každou chvíli vnímali jako dar a příležitost k poznání a růstu. Tvá spřízněná duše ve světě andělských čísel.</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